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2000000889A2A37B17379AE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205d32" officeooo:paragraph-rsid="00205d32" style:font-size-asian="14pt" style:font-size-complex="14pt"/>
    </style:style>
    <style:style style:name="P2" style:family="paragraph" style:parent-style-name="Standard">
      <style:text-properties style:font-name="Times New Roman" fo:font-size="14pt" officeooo:rsid="00220e76" officeooo:paragraph-rsid="00220e76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кст программы:</text:p>
      <text:p text:style-name="P1"/>
      <text:p text:style-name="P1">#include &lt;iostream&gt;</text:p>
      <text:p text:style-name="P1">#include &lt;algorithm&gt;</text:p>
      <text:p text:style-name="P1">#include &lt;numeric&gt;</text:p>
      <text:p text:style-name="P1">#include &lt;vector&gt;</text:p>
      <text:p text:style-name="P1">#include &lt;thread&gt;</text:p>
      <text:p text:style-name="P1">#include &lt;string&gt;</text:p>
      <text:p text:style-name="P1">using namespace std;</text:p>
      <text:p text:style-name="P1"/>
      <text:p text:style-name="P1">constexpr int dim = 1000000000;</text:p>
      <text:p text:style-name="P1">constexpr int num_of_threads = 2;</text:p>
      <text:p text:style-name="P1">constexpr int a = 3;</text:p>
      <text:p text:style-name="P1">constexpr int b = 39;</text:p>
      <text:p text:style-name="P1"/>
      <text:p text:style-name="P1">void print_time(const string&amp; type, const chrono::time_point&lt;chrono::steady_clock&gt; start, const chrono::time_point&lt;chrono::steady_clock&gt; end)</text:p>
      <text:p text:style-name="P1">{</text:p>
      <text:p text:style-name="P1"><text:s text:c="4"/>const auto elapsed_time = chrono::duration_cast&lt;chrono::microseconds&gt;(end - start);</text:p>
      <text:p text:style-name="P1"><text:s text:c="4"/>cout &lt;&lt; type + " time: " + std::to_string(elapsed_time.count()) + " ms\n";</text:p>
      <text:p text:style-name="P1">}</text:p>
      <text:p text:style-name="P1"/>
      <text:p text:style-name="P1">double f(const double x) {</text:p>
      <text:p text:style-name="P1"><text:s text:c="4"/>return -x * x;</text:p>
      <text:p text:style-name="P1">}</text:p>
      <text:p text:style-name="P1"/>
      <text:p text:style-name="P1">double integral(const double a, const double b, const int n) {</text:p>
      <text:p text:style-name="P1"><text:s text:c="4"/>const double h = (b - a) / n;</text:p>
      <text:p text:style-name="P1"><text:s text:c="4"/>double x = a, res = 0;</text:p>
      <text:p text:style-name="P1"><text:s text:c="4"/>for (int i = 0; i &lt; n; i++) {</text:p>
      <text:p text:style-name="P1"><text:s text:c="8"/>res += f(x) * h;</text:p>
      <text:p text:style-name="P1"><text:s text:c="8"/>x += h;</text:p>
      <text:p text:style-name="P1"><text:s text:c="4"/>}</text:p>
      <text:p text:style-name="P1"><text:s text:c="4"/>return res;</text:p>
      <text:p text:style-name="P1">}</text:p>
      <text:p text:style-name="P1"/>
      <text:p text:style-name="P1">struct thread_block {</text:p>
      <text:p text:style-name="P1"><text:s text:c="4"/>void operator()(const double a, const double b, const int n, double&amp; result)</text:p>
      <text:p text:style-name="P1"><text:s text:c="4"/>{</text:p>
      <text:p text:style-name="P1"><text:s text:c="8"/>result = integral(a, b, n);</text:p>
      <text:p text:style-name="P1"><text:s text:c="4"/>}</text:p>
      <text:p text:style-name="P1">};</text:p>
      <text:p text:style-name="P1"/>
      <text:p text:style-name="P1"><text:soft-page-break/>double parallel_integral(const double a, const double b, const int n, const int thread_num) {</text:p>
      <text:p text:style-name="P1"><text:s text:c="4"/>vector&lt;double&gt; integrals(thread_num);</text:p>
      <text:p text:style-name="P1"><text:s text:c="4"/>vector&lt;thread&gt; threads(thread_num - 1);</text:p>
      <text:p text:style-name="P1"><text:s text:c="4"/>const double step = (b - a) / thread_num;</text:p>
      <text:p text:style-name="P1"><text:s text:c="4"/>double part_a = a;</text:p>
      <text:p text:style-name="P1"><text:s text:c="4"/>for (int i = 1; i &lt; thread_num; i++) {</text:p>
      <text:p text:style-name="P1"><text:s text:c="8"/>double part_b = part_a + step;</text:p>
      <text:p text:style-name="P1"><text:s text:c="8"/>threads[i - 1] = thread(thread_block(), part_a, part_b, n / thread_num, ref(integrals[i - 1]));</text:p>
      <text:p text:style-name="P1"><text:s text:c="8"/>part_a = part_b;</text:p>
      <text:p text:style-name="P1"><text:s text:c="4"/>}</text:p>
      <text:p text:style-name="P1"><text:s text:c="4"/>thread_block()(part_a, b, n - (n / thread_num) * (thread_num - 1), ref(integrals[thread_num - 1]));</text:p>
      <text:p text:style-name="P1"><text:s text:c="4"/>for_each(threads.begin(), threads.end(), [](thread&amp; t) { t.join(); });</text:p>
      <text:p text:style-name="P1"><text:s text:c="4"/>return accumulate(integrals.begin(), integrals.end(), 0.0);</text:p>
      <text:p text:style-name="P1">}</text:p>
      <text:p text:style-name="P1"/>
      <text:p text:style-name="P1"/>
      <text:p text:style-name="P1">void random_data_initialization(vector&lt;double&gt;&amp; a, vector&lt;double&gt;&amp; b) {</text:p>
      <text:p text:style-name="P1"><text:s text:c="4"/>const auto size = b.size();</text:p>
      <text:p text:style-name="P1"><text:s text:c="4"/>srand(time(nullptr));</text:p>
      <text:p text:style-name="P1"><text:s text:c="4"/>for (int i = 0; i &lt; size; i++) {</text:p>
      <text:p text:style-name="P1"><text:s text:c="8"/>for (int j = 0; j &lt; size; j++) {</text:p>
      <text:p text:style-name="P1"><text:s text:c="12"/>a[i * size + j] = rand() % 100;</text:p>
      <text:p text:style-name="P1"><text:s text:c="8"/>}</text:p>
      <text:p text:style-name="P1"><text:s text:c="8"/>b[i] = rand() % 100;</text:p>
      <text:p text:style-name="P1"><text:s text:c="4"/>}</text:p>
      <text:p text:style-name="P1">}</text:p>
      <text:p text:style-name="P1"/>
      <text:p text:style-name="P1">struct matrix_block {</text:p>
      <text:p text:style-name="P1"><text:s text:c="4"/>void operator()(const unsigned int first_row, const unsigned int last_row,</text:p>
      <text:p text:style-name="P1"><text:s text:c="8"/>const vector&lt;double&gt;&amp; matrix, const vector&lt;double&gt;&amp; vec, vector&lt;double&gt;&amp; res) const</text:p>
      <text:p text:style-name="P1"><text:s text:c="4"/>{</text:p>
      <text:p text:style-name="P1"><text:s text:c="8"/>const auto size = res.size();</text:p>
      <text:p text:style-name="P1"><text:s text:c="8"/>for (auto i = first_row; i &lt; last_row; i++)</text:p>
      <text:p text:style-name="P1"><text:s text:c="12"/>for (int j = 0; j &lt; size; j++)</text:p>
      <text:p text:style-name="P1"><text:s text:c="16"/>res[i] += matrix[i * size + j] * vec[j];</text:p>
      <text:p text:style-name="P1"><text:s text:c="4"/>}</text:p>
      <text:p text:style-name="P1">};</text:p>
      <text:p text:style-name="P1"/>
      <text:p text:style-name="P1">void parallel_multiply(vector&lt;double&gt;&amp; m, vector&lt;double&gt;&amp; v,</text:p>
      <text:p text:style-name="P1"><text:s text:c="4"/>vector&lt;double&gt;&amp; res, const int thread_num) {</text:p>
      <text:p text:style-name="P1"><text:s text:c="4"/>vector&lt;double&gt; results(thread_num);</text:p>
      <text:p text:style-name="P1"><text:soft-page-break/><text:s text:c="4"/>vector&lt;thread&gt; threads(thread_num - 1);</text:p>
      <text:p text:style-name="P1"><text:s text:c="4"/>const auto portion = res.size() / thread_num;</text:p>
      <text:p text:style-name="P1"><text:s text:c="4"/>for (int i = 1; i &lt; thread_num; i++) {</text:p>
      <text:p text:style-name="P1"><text:s text:c="8"/>threads[i - 1] = thread(matrix_block(), (i - 1) * portion, i * portion, ref(m),</text:p>
      <text:p text:style-name="P1"><text:s text:c="12"/>ref(v), ref(res));</text:p>
      <text:p text:style-name="P1"><text:s text:c="4"/>}</text:p>
      <text:p text:style-name="P1"><text:s text:c="4"/>matrix_block()(portion * (thread_num - 1), res.size(), m, v, res);</text:p>
      <text:p text:style-name="P1"><text:s text:c="4"/>for_each(threads.begin(), threads.end(), [](thread&amp; t) { t.join(); });</text:p>
      <text:p text:style-name="P1">}</text:p>
      <text:p text:style-name="P1"/>
      <text:p text:style-name="P1">void main() {</text:p>
      <text:p text:style-name="P1"><text:s text:c="4"/>auto start = chrono::steady_clock::now();</text:p>
      <text:p text:style-name="P1"><text:s text:c="4"/>cout &lt;&lt; "Integral: " &lt;&lt; integral(a, b, dim) &lt;&lt; "\n";</text:p>
      <text:p text:style-name="P1"><text:s text:c="4"/>auto end = chrono::steady_clock::now();</text:p>
      <text:p text:style-name="P1"><text:s text:c="4"/>print_time("Sequence integral: ", start, end);</text:p>
      <text:p text:style-name="P1"/>
      <text:p text:style-name="P1"><text:s text:c="4"/>start = chrono::steady_clock::now();</text:p>
      <text:p text:style-name="P1"><text:s text:c="4"/>cout &lt;&lt; "Parallel integral: " &lt;&lt; parallel_integral(a, b, dim, 2) &lt;&lt; "\n";</text:p>
      <text:p text:style-name="P1"><text:s text:c="4"/>end = chrono::steady_clock::now();</text:p>
      <text:p text:style-name="P1"><text:s text:c="4"/>print_time("Parallel integral 2: ", start, end);</text:p>
      <text:p text:style-name="P1"/>
      <text:p text:style-name="P1"><text:s text:c="4"/>start = chrono::steady_clock::now();</text:p>
      <text:p text:style-name="P1"><text:s text:c="4"/>cout &lt;&lt; "Parallel integral: " &lt;&lt; parallel_integral(a, b, dim, 4) &lt;&lt; "\n";</text:p>
      <text:p text:style-name="P1"><text:s text:c="4"/>end = chrono::steady_clock::now();</text:p>
      <text:p text:style-name="P1"><text:s text:c="4"/>print_time("Parallel integral 4: ", start, end);</text:p>
      <text:p text:style-name="P1"/>
      <text:p text:style-name="P1"><text:s text:c="4"/>vector&lt;double&gt; matrix(dim * dim);</text:p>
      <text:p text:style-name="P1"><text:s text:c="4"/>vector&lt;double&gt; v(dim);</text:p>
      <text:p text:style-name="P1"><text:s text:c="4"/>vector&lt;double&gt; result(dim);</text:p>
      <text:p text:style-name="P1"><text:s text:c="4"/>srand(time(nullptr));</text:p>
      <text:p text:style-name="P1"><text:s text:c="4"/>for (int i = 0; i &lt; dim; i++) {</text:p>
      <text:p text:style-name="P1"><text:s text:c="8"/>for (int j = 0; j &lt; dim; j++) {</text:p>
      <text:p text:style-name="P1"><text:s text:c="12"/>matrix[i * dim + j] = rand() % 100;</text:p>
      <text:p text:style-name="P1"><text:s text:c="8"/>}</text:p>
      <text:p text:style-name="P1"><text:s text:c="8"/>v[i] = rand() % 100;</text:p>
      <text:p text:style-name="P1"><text:s text:c="4"/>}</text:p>
      <text:p text:style-name="P1"/>
      <text:p text:style-name="P1"><text:s text:c="4"/>auto start_ = chrono::steady_clock::now();</text:p>
      <text:p text:style-name="P1"><text:s text:c="4"/>parallel_multiply(matrix, v, result, 1);</text:p>
      <text:p text:style-name="P1"><text:s text:c="4"/>auto end_ = chrono::steady_clock::now();</text:p>
      <text:p text:style-name="P1"><text:s text:c="4"/>print_time("Sequence multiply: ", start, end);</text:p>
      <text:p text:style-name="P1"/>
      <text:p text:style-name="P1"><text:s text:c="4"/>start_ = chrono::steady_clock::now();</text:p>
      <text:p text:style-name="P1"><text:s text:c="4"/>parallel_multiply(matrix, v, result, 2);</text:p>
      <text:p text:style-name="P1"><text:s text:c="4"/>end_ = chrono::steady_clock::now();</text:p>
      <text:p text:style-name="P1"><text:soft-page-break/><text:s text:c="4"/>print_time("Parallel multiply 2: ", start, end);</text:p>
      <text:p text:style-name="P1"/>
      <text:p text:style-name="P1"><text:s text:c="4"/>start_ = chrono::steady_clock::now();</text:p>
      <text:p text:style-name="P1"><text:s text:c="4"/>parallel_multiply(matrix, v, result, 4);</text:p>
      <text:p text:style-name="P1"><text:s text:c="4"/>end_ = chrono::steady_clock::now();</text:p>
      <text:p text:style-name="P1"><text:s text:c="4"/>print_time("Parallel multiply 4: ", start, end);</text:p>
      <text:p text:style-name="P1">}</text:p>
      <text:p text:style-name="P1"/>
      <text:p text:style-name="P2">Результаты вычислений:</text:p>
      <text:p text:style-name="P2"/>
      <text:p text:style-name="P2"><draw:frame draw:style-name="fr1" draw:name="Изображение1" text:anchor-type="char" svg:width="6.6929in" svg:height="1.3382in" draw:z-index="0"><draw:image xlink:href="Pictures/1000000100000542000000889A2A37B17379AE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7:56:01.726614886</meta:creation-date>
    <meta:generator>LibreOffice/7.3.7.2$Linux_X86_64 LibreOffice_project/30$Build-2</meta:generator>
    <dc:date>2022-12-02T18:00:29.933194291</dc:date>
    <meta:editing-duration>PT4M27S</meta:editing-duration>
    <meta:editing-cycles>4</meta:editing-cycles>
    <meta:document-statistic meta:table-count="0" meta:image-count="1" meta:object-count="0" meta:page-count="4" meta:paragraph-count="118" meta:word-count="586" meta:character-count="4348" meta:non-whitespace-character-count="3428"/>
  </office:meta>
</office:document-meta>
</file>